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29fa" officeooo:paragraph-rsid="000129fa"/>
    </style:style>
    <style:style style:name="P2" style:family="paragraph" style:parent-style-name="Standard">
      <style:text-properties officeooo:rsid="0002448d" officeooo:paragraph-rsid="0002448d"/>
    </style:style>
    <style:style style:name="P3" style:family="paragraph" style:parent-style-name="Standard">
      <style:text-properties officeooo:rsid="0003f30b" officeooo:paragraph-rsid="0003f30b"/>
    </style:style>
    <style:style style:name="P4" style:family="paragraph" style:parent-style-name="Standard">
      <style:text-properties officeooo:rsid="000847dd" officeooo:paragraph-rsid="000a3ec6"/>
    </style:style>
    <style:style style:name="P5" style:family="paragraph" style:parent-style-name="Standard">
      <style:text-properties officeooo:paragraph-rsid="000a3ec6"/>
    </style:style>
    <style:style style:name="P6" style:family="paragraph" style:parent-style-name="Standard">
      <style:text-properties fo:font-style="italic" officeooo:rsid="000a3ec6" officeooo:paragraph-rsid="000a3ec6" style:font-style-asian="italic" style:font-style-complex="italic"/>
    </style:style>
    <style:style style:name="P7" style:family="paragraph" style:parent-style-name="Standard">
      <style:text-properties officeooo:rsid="001c1575" officeooo:paragraph-rsid="001c1575"/>
    </style:style>
    <style:style style:name="P8" style:family="paragraph" style:parent-style-name="Standard">
      <style:text-properties officeooo:rsid="001d6a0b" officeooo:paragraph-rsid="001d6a0b"/>
    </style:style>
    <style:style style:name="P9" style:family="paragraph" style:parent-style-name="Standard">
      <style:text-properties officeooo:rsid="00210745" officeooo:paragraph-rsid="00210745"/>
    </style:style>
    <style:style style:name="P10" style:family="paragraph" style:parent-style-name="Standard">
      <style:text-properties officeooo:rsid="0023349d" officeooo:paragraph-rsid="0023349d"/>
    </style:style>
    <style:style style:name="P11" style:family="paragraph" style:parent-style-name="Standard">
      <style:text-properties officeooo:rsid="00273aaf" officeooo:paragraph-rsid="00273aaf"/>
    </style:style>
    <style:style style:name="P12" style:family="paragraph" style:parent-style-name="Standard">
      <style:text-properties officeooo:rsid="002c328c" officeooo:paragraph-rsid="002ece2e"/>
    </style:style>
    <style:style style:name="P13" style:family="paragraph" style:parent-style-name="Standard">
      <style:text-properties officeooo:rsid="0035fdb1" officeooo:paragraph-rsid="0035fdb1"/>
    </style:style>
    <style:style style:name="P14" style:family="paragraph" style:parent-style-name="Standard">
      <style:paragraph-properties fo:margin-left="0cm" fo:margin-right="0cm" fo:margin-top="0cm" fo:margin-bottom="0.494cm" loext:contextual-spacing="false" fo:line-height="100%" fo:text-indent="0cm" style:auto-text-indent="false"/>
      <style:text-properties officeooo:rsid="000a55f1" officeooo:paragraph-rsid="0014c3c4"/>
    </style:style>
    <style:style style:name="P15" style:family="paragraph" style:parent-style-name="Standard">
      <style:paragraph-properties fo:margin-left="0cm" fo:margin-right="0cm" fo:margin-top="0cm" fo:margin-bottom="0.494cm" loext:contextual-spacing="false" fo:line-height="100%" fo:text-indent="0cm" style:auto-text-indent="false"/>
      <style:text-properties officeooo:rsid="001976c8" officeooo:paragraph-rsid="00210745"/>
    </style:style>
    <style:style style:name="P16" style:family="paragraph" style:parent-style-name="Standard_20__28_user_29_">
      <style:paragraph-properties fo:text-align="justify" style:justify-single-word="false"/>
      <style:text-properties officeooo:rsid="0002448d" officeooo:paragraph-rsid="0030982f"/>
    </style:style>
    <style:style style:name="P17" style:family="paragraph" style:parent-style-name="Standard_20__28_user_29_">
      <style:paragraph-properties fo:text-align="justify" style:justify-single-word="false"/>
      <style:text-properties officeooo:rsid="0002448d" officeooo:paragraph-rsid="0035fdb1"/>
    </style:style>
    <style:style style:name="P18" style:family="paragraph" style:parent-style-name="Standard_20__28_user_29_">
      <style:paragraph-properties fo:text-align="justify" style:justify-single-word="false"/>
      <style:text-properties officeooo:paragraph-rsid="0030982f"/>
    </style:style>
    <style:style style:name="P19" style:family="paragraph" style:parent-style-name="Standard_20__28_user_29_">
      <style:paragraph-properties fo:text-align="justify" style:justify-single-word="false"/>
      <style:text-properties officeooo:paragraph-rsid="0035fdb1"/>
    </style:style>
    <style:style style:name="P20" style:family="paragraph" style:parent-style-name="Standard_20__28_user_29_">
      <style:paragraph-properties fo:text-align="justify" style:justify-single-word="false"/>
      <style:text-properties officeooo:paragraph-rsid="004527d6"/>
    </style:style>
    <style:style style:name="P21" style:family="paragraph" style:parent-style-name="Standard_20__28_user_29_">
      <style:paragraph-properties fo:text-align="justify" style:justify-single-word="false"/>
      <style:text-properties officeooo:rsid="0032a0b9" officeooo:paragraph-rsid="0034263f"/>
    </style:style>
    <style:style style:name="P22" style:family="paragraph" style:parent-style-name="Standard_20__28_user_29_">
      <style:paragraph-properties fo:text-align="justify" style:justify-single-word="false"/>
      <style:text-properties officeooo:rsid="003797fc" officeooo:paragraph-rsid="003797fc"/>
    </style:style>
    <style:style style:name="P23" style:family="paragraph" style:parent-style-name="Standard_20__28_user_29_">
      <style:paragraph-properties fo:text-align="justify" style:justify-single-word="false"/>
      <style:text-properties officeooo:rsid="003994b4" officeooo:paragraph-rsid="003994b4"/>
    </style:style>
    <style:style style:name="P24" style:family="paragraph" style:parent-style-name="Standard_20__28_user_29_">
      <style:paragraph-properties fo:text-align="justify" style:justify-single-word="false"/>
      <style:text-properties officeooo:rsid="003994b4" officeooo:paragraph-rsid="003f235b"/>
    </style:style>
    <style:style style:name="P25" style:family="paragraph" style:parent-style-name="Standard_20__28_user_29_">
      <style:paragraph-properties fo:text-align="justify" style:justify-single-word="false"/>
      <style:text-properties officeooo:rsid="003994b4" officeooo:paragraph-rsid="004527d6"/>
    </style:style>
    <style:style style:name="P26" style:family="paragraph" style:parent-style-name="Standard_20__28_user_29_">
      <style:paragraph-properties fo:text-align="justify" style:justify-single-word="false"/>
      <style:text-properties officeooo:rsid="0043687a" officeooo:paragraph-rsid="0043687a"/>
    </style:style>
    <style:style style:name="P27" style:family="paragraph" style:parent-style-name="Standard_20__28_user_29_">
      <style:paragraph-properties fo:text-align="justify" style:justify-single-word="false"/>
      <style:text-properties officeooo:rsid="004527d6" officeooo:paragraph-rsid="004527d6"/>
    </style:style>
    <style:style style:name="P28" style:family="paragraph" style:parent-style-name="Standard_20__28_user_29_">
      <style:paragraph-properties fo:text-align="justify" style:justify-single-word="false"/>
      <style:text-properties officeooo:rsid="004817a6" officeooo:paragraph-rsid="004817a6"/>
    </style:style>
    <style:style style:name="P29" style:family="paragraph" style:parent-style-name="Standard_20__28_user_29_">
      <style:paragraph-properties fo:text-align="justify" style:justify-single-word="false"/>
      <style:text-properties officeooo:rsid="00493784" officeooo:paragraph-rsid="00493784"/>
    </style:style>
    <style:style style:name="P30" style:family="paragraph" style:parent-style-name="Standard_20__28_user_29_">
      <style:paragraph-properties fo:text-align="justify" style:justify-single-word="false"/>
      <style:text-properties officeooo:rsid="004a9f38" officeooo:paragraph-rsid="004a9f38"/>
    </style:style>
    <style:style style:name="P31" style:family="paragraph" style:parent-style-name="Standard">
      <style:text-properties style:font-name="sans-serif" fo:font-size="15pt"/>
    </style:style>
    <style:style style:name="P32" style:family="paragraph" style:parent-style-name="Standard">
      <style:text-properties style:font-name="Liberation Serif" fo:font-size="12pt" style:font-size-asian="12pt" style:font-size-complex="12pt"/>
    </style:style>
    <style:style style:name="P33" style:family="paragraph" style:parent-style-name="Standard_20__28_user_29_">
      <style:paragraph-properties fo:text-align="justify" style:justify-single-word="false"/>
      <style:text-properties officeooo:rsid="0034263f" officeooo:paragraph-rsid="0034263f"/>
    </style:style>
    <style:style style:name="P34" style:family="paragraph" style:parent-style-name="Standard_20__28_user_29_">
      <style:paragraph-properties fo:text-align="justify" style:justify-single-word="false"/>
      <style:text-properties officeooo:rsid="003994b4" officeooo:paragraph-rsid="003f235b"/>
    </style:style>
    <style:style style:name="P35" style:family="paragraph" style:parent-style-name="Standard_20__28_user_29_">
      <style:paragraph-properties fo:text-align="justify" style:justify-single-word="false"/>
      <style:text-properties officeooo:rsid="003994b4" officeooo:paragraph-rsid="004ec3c1"/>
    </style:style>
    <style:style style:name="P36" style:family="paragraph" style:parent-style-name="Standard_20__28_user_29_">
      <style:paragraph-properties fo:text-align="justify" style:justify-single-word="false"/>
      <style:text-properties officeooo:rsid="004ce333" officeooo:paragraph-rsid="004ce333"/>
    </style:style>
    <style:style style:name="P37" style:family="paragraph" style:parent-style-name="Standard_20__28_user_29_">
      <style:paragraph-properties fo:text-align="justify" style:justify-single-word="false"/>
      <style:text-properties officeooo:paragraph-rsid="004ec3c1"/>
    </style:style>
    <style:style style:name="P38" style:family="paragraph" style:parent-style-name="Standard_20__28_user_29_">
      <style:paragraph-properties fo:text-align="justify" style:justify-single-word="false"/>
      <style:text-properties officeooo:rsid="004817a6" officeooo:paragraph-rsid="004ec3c1"/>
    </style:style>
    <style:style style:name="P39" style:family="paragraph" style:parent-style-name="Standard_20__28_user_29_">
      <style:paragraph-properties fo:text-align="justify" style:justify-single-word="false"/>
      <style:text-properties fo:font-weight="bold" officeooo:rsid="004a9f38" officeooo:paragraph-rsid="004a9f38" style:font-weight-asian="bold" style:font-weight-complex="bold"/>
    </style:style>
    <style:style style:name="P40" style:family="paragraph" style:parent-style-name="Standard_20__28_user_29_">
      <style:paragraph-properties fo:text-align="justify" style:justify-single-word="false"/>
      <style:text-properties style:font-name="Liberation Serif" fo:font-size="12pt" fo:font-weight="bold" officeooo:rsid="00527b84" officeooo:paragraph-rsid="00527b84" style:font-size-asian="12pt" style:font-weight-asian="bold" style:font-size-complex="12pt" style:font-weight-complex="bold"/>
    </style:style>
    <style:style style:name="T1" style:family="text">
      <style:text-properties officeooo:rsid="0004865f"/>
    </style:style>
    <style:style style:name="T2" style:family="text">
      <style:text-properties officeooo:rsid="000559b3"/>
    </style:style>
    <style:style style:name="T3" style:family="text">
      <style:text-properties officeooo:rsid="00077902"/>
    </style:style>
    <style:style style:name="T4" style:family="text">
      <style:text-properties officeooo:rsid="000847dd"/>
    </style:style>
    <style:style style:name="T5" style:family="text">
      <style:text-properties fo:font-size="12pt" style:font-size-asian="12pt"/>
    </style:style>
    <style:style style:name="T6" style:family="text">
      <style:text-properties fo:font-size="12pt" style:font-size-asian="12pt" style:font-name-complex="Calibri" style:font-size-complex="12pt"/>
    </style:style>
    <style:style style:name="T7" style:family="text">
      <style:text-properties fo:font-size="12pt" officeooo:rsid="000a3ec6" style:font-size-asian="12pt"/>
    </style:style>
    <style:style style:name="T8" style:family="text">
      <style:text-properties fo:font-size="12pt" officeooo:rsid="001a6097" style:font-size-asian="12pt"/>
    </style:style>
    <style:style style:name="T9" style:family="text">
      <style:text-properties fo:font-size="12pt" officeooo:rsid="001aca95" style:font-size-asian="12pt"/>
    </style:style>
    <style:style style:name="T10" style:family="text">
      <style:text-properties fo:font-size="12pt" officeooo:rsid="00210745" style:font-size-asian="12pt"/>
    </style:style>
    <style:style style:name="T11" style:family="text">
      <style:text-properties fo:font-size="12pt" officeooo:rsid="0022e6ad" style:font-size-asian="12pt"/>
    </style:style>
    <style:style style:name="T12" style:family="text">
      <style:text-properties fo:font-size="12pt" style:font-size-asian="12pt" style:font-size-complex="12pt"/>
    </style:style>
    <style:style style:name="T13" style:family="text">
      <style:text-properties fo:font-size="12pt" officeooo:rsid="0035fdb1" style:font-size-asian="12pt" style:font-size-complex="12pt"/>
    </style:style>
    <style:style style:name="T14" style:family="text">
      <style:text-properties fo:font-size="12pt" fo:background-color="#ffffff" loext:char-shading-value="0" style:font-size-asian="12pt" style:font-name-complex="Calibri" style:font-size-complex="12pt"/>
    </style:style>
    <style:style style:name="T15" style:family="text">
      <style:text-properties fo:font-size="12pt" officeooo:rsid="000bf7ff" fo:background-color="#ffffff" loext:char-shading-value="0" style:font-size-asian="12pt" style:font-name-complex="Calibri" style:font-size-complex="12pt"/>
    </style:style>
    <style:style style:name="T16" style:family="text">
      <style:text-properties fo:font-size="12pt" officeooo:rsid="000d75d0" fo:background-color="#ffffff" loext:char-shading-value="0" style:font-size-asian="12pt" style:font-name-complex="Calibri" style:font-size-complex="12pt"/>
    </style:style>
    <style:style style:name="T17" style:family="text">
      <style:text-properties fo:font-size="12pt" officeooo:rsid="000e6551" fo:background-color="#ffffff" loext:char-shading-value="0" style:font-size-asian="12pt" style:font-name-complex="Calibri" style:font-size-complex="12pt"/>
    </style:style>
    <style:style style:name="T18" style:family="text">
      <style:text-properties fo:font-size="12pt" officeooo:rsid="000f60a6" fo:background-color="#ffffff" loext:char-shading-value="0" style:font-size-asian="12pt" style:font-name-complex="Calibri" style:font-size-complex="12pt"/>
    </style:style>
    <style:style style:name="T19" style:family="text">
      <style:text-properties fo:font-size="12pt" officeooo:rsid="001035be" fo:background-color="#ffffff" loext:char-shading-value="0" style:font-size-asian="12pt" style:font-name-complex="Calibri" style:font-size-complex="12pt"/>
    </style:style>
    <style:style style:name="T20" style:family="text">
      <style:text-properties fo:font-size="12pt" officeooo:rsid="00108f7e" fo:background-color="#ffffff" loext:char-shading-value="0" style:font-size-asian="12pt" style:font-name-complex="Calibri" style:font-size-complex="12pt"/>
    </style:style>
    <style:style style:name="T21" style:family="text">
      <style:text-properties fo:font-size="12pt" officeooo:rsid="0014c3c4" fo:background-color="#ffffff" loext:char-shading-value="0" style:font-size-asian="12pt" style:font-name-complex="Calibri" style:font-size-complex="12pt"/>
    </style:style>
    <style:style style:name="T22" style:family="text">
      <style:text-properties fo:font-size="12pt" officeooo:rsid="00179a19" fo:background-color="#ffffff" loext:char-shading-value="0" style:font-size-asian="12pt" style:font-name-complex="Calibri" style:font-size-complex="12pt"/>
    </style:style>
    <style:style style:name="T23" style:family="text">
      <style:text-properties officeooo:rsid="000a55f1"/>
    </style:style>
    <style:style style:name="T24" style:family="text">
      <style:text-properties officeooo:rsid="001aca95"/>
    </style:style>
    <style:style style:name="T25" style:family="text">
      <style:text-properties officeooo:rsid="00210745"/>
    </style:style>
    <style:style style:name="T26" style:family="text">
      <style:text-properties officeooo:rsid="0025b84c"/>
    </style:style>
    <style:style style:name="T27" style:family="text">
      <style:text-properties officeooo:rsid="00273aaf"/>
    </style:style>
    <style:style style:name="T28" style:family="text">
      <style:text-properties officeooo:rsid="0027acdc"/>
    </style:style>
    <style:style style:name="T29" style:family="text">
      <style:text-properties officeooo:rsid="002db883"/>
    </style:style>
    <style:style style:name="T30" style:family="text">
      <style:text-properties officeooo:rsid="0034263f"/>
    </style:style>
    <style:style style:name="T31" style:family="text">
      <style:text-properties officeooo:rsid="0035fdb1"/>
    </style:style>
    <style:style style:name="T32" style:family="text">
      <style:text-properties officeooo:rsid="003f235b"/>
    </style:style>
    <style:style style:name="T33" style:family="text">
      <style:text-properties officeooo:rsid="0046b90f"/>
    </style:style>
    <style:style style:name="T34" style:family="text">
      <style:text-properties officeooo:rsid="00496bfc"/>
    </style:style>
    <style:style style:name="T35" style:family="text">
      <style:text-properties officeooo:rsid="004bcefd"/>
    </style:style>
    <style:style style:name="T36" style:family="text">
      <style:text-properties officeooo:rsid="004ec3c1"/>
    </style:style>
    <style:style style:name="T37" style:family="text">
      <style:text-properties fo:font-weight="bold" style:font-weight-asian="bold" style:font-weight-complex="bold"/>
    </style:style>
    <style:style style:name="T38" style:family="text">
      <style:text-properties fo:font-weight="bold" officeooo:rsid="004ec3c1"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5061db" style:font-weight-asian="normal" style:font-weight-complex="normal"/>
    </style:style>
    <style:style style:name="T41" style:family="text">
      <style:text-properties fo:font-weight="normal" officeooo:rsid="00514d9e" style:font-weight-asian="normal" style:font-weight-complex="normal"/>
    </style:style>
    <style:style style:name="T42" style:family="text">
      <style:text-properties fo:font-weight="normal" officeooo:rsid="00516072" style:font-weight-asian="normal" style:font-weight-complex="normal"/>
    </style:style>
    <style:style style:name="T43" style:family="text">
      <style:text-properties fo:font-weight="normal" officeooo:rsid="004ec3c1" style:font-weight-asian="normal" style:font-weight-complex="normal"/>
    </style:style>
    <style:style style:name="T44" style:family="text">
      <style:text-properties fo:font-weight="normal" officeooo:rsid="00516877" style:font-weight-asian="normal" style:font-weight-complex="normal"/>
    </style:style>
    <style:style style:name="T45" style:family="text">
      <style:text-properties fo:font-weight="normal" officeooo:rsid="00529f9b" style:font-weight-asian="normal" style:font-weight-complex="normal"/>
    </style:style>
    <style:style style:name="T46" style:family="text">
      <style:text-properties fo:font-weight="normal" officeooo:rsid="00541a3c" style:font-weight-asian="normal" style:font-weight-complex="normal"/>
    </style:style>
    <style:style style:name="T47" style:family="text">
      <style:text-properties officeooo:rsid="00516877"/>
    </style:style>
    <style:style style:name="T48" style:family="text">
      <style:text-properties style:font-name="sans-serif" fo:font-size="15pt"/>
    </style:style>
    <style:style style:name="T49" style:family="text">
      <style:text-properties style:font-name="Liberation Serif" fo:font-size="12pt" fo:font-weight="normal" officeooo:rsid="00516877" style:font-size-asian="12pt" style:font-weight-asian="normal" style:font-size-complex="12pt" style:font-weight-complex="normal"/>
    </style:style>
    <style:style style:name="T50" style:family="text">
      <style:text-properties officeooo:rsid="003994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Final Ydays Partie Alex Soudant</text:p>
      <text:p text:style-name="P1"/>
      <text:p text:style-name="P2">Résumé :</text:p>
      <text:p text:style-name="P2"/>
      <text:p text:style-name="P2">Dans le cadre des journées Ydays qui permettent aux étudiants Ynov de développer un projet de leur choix, nous avons contribué à la création de plusieurs applications mobiles en relation avec la nouvelle technologie Beacons. <text:span text:style-name="T1">Nous présentons dans ce rapport, les travaux effectués pour atteindre <text:s/>les objectifs suivant : la création d’une application qui puisse ouvrir le portail de l’école à distance pour le staff Ynov et une seconde application qui permet de connaître la présence ou l’absence du staff dans l’openspace de l’école. <text:s text:c="2"/></text:span></text:p>
      <text:p text:style-name="P2"/>
      <text:p text:style-name="P2"><text:span text:style-name="T2">Introduction - </text:span>Beacons : qu’est ce que c’est?</text:p>
      <text:p text:style-name="P2"/>
      <text:p text:style-name="P2"><text:span text:style-name="T3">Chapitre 1 - </text:span>Beacons : <text:s/>mode de fonctionnement</text:p>
      <text:p text:style-name="P2"/>
      <text:p text:style-name="P2"><text:span text:style-name="T4">Chapitre 2 - </text:span>Objectifs pour les Ydays</text:p>
      <text:p text:style-name="P2"/>
      <text:p text:style-name="P4"><text:span text:style-name="T5">Suite à la prise de renseignements sur le mode de fonctionnement des beacons, </text:span><text:span text:style-name="T7">nous nous sommes concertés pour développer des idées d’applications possibles qui soient utiles dans le cadre d’une utilisation sur le campus Ynov. Ces idées sont regroupées dans la table 1.</text:span></text:p>
      <text:p text:style-name="P5"/>
      <text:p text:style-name="P6">Table 1 : idées d’application de la technologie Beacons <text:span text:style-name="T23">sur le campus Ynov</text:span></text:p>
      <text:p text:style-name="Standard"><text:span text:style-name="T14">-Carte de l'école pour localiser les </text:span><text:span text:style-name="T16">membres du staff</text:span><text:span text:style-name="T6"><text:line-break/></text:span><text:span text:style-name="T14">-Lien des beacons avec channel slack</text:span><text:span text:style-name="T6"><text:line-break/></text:span><text:span text:style-name="T14">-Status présent/occupé/absent pour le personnel Ynov</text:span><text:span text:style-name="T6"><text:line-break/></text:span><text:span text:style-name="T14">-Avec estimote Mirror (connexion Ecran TV) infos ciblées par profil d'étudiants sur les évènements sur Nantes</text:span><text:span text:style-name="T6"><text:line-break/></text:span><text:span text:style-name="T14">-Panic bouton (agression/malaise/blessure) sur le ca</text:span>mpus<text:line-break/>-Jeu "chasse d'œufs de pâques" ou "chasse au trésor"</text:p>
      <text:p text:style-name="Standard">- Ouverture du portail du parking</text:p>
      <text:p text:style-name="Standard"/>
      <text:p text:style-name="P14"><text:span text:style-name="T14">Parmi ces idées, <text:s/></text:span><text:span text:style-name="T15">nous avons choisi de voter pour deux projets qui puissent être développés parallèlement durant les Ydays. </text:span><text:span text:style-name="T16">C</text:span><text:span text:style-name="T15">e vote </text:span><text:span text:style-name="T16">a conduit à la sélection d’un premier projet portant sur la localisation des membres du staff avec la connexion à Slack pour communiquer le status absent et un second projet permettant l’ouverture du portail du parking. </text:span><text:span text:style-name="T17">Ces idées nous ont séduites car elles facilitent le fonctionnement de l’école. En effet,</text:span><text:span text:style-name="T18"> le staff Ynov se déplace fréquemment sur le campus sur de courtes durées ce qui rend difficile la prise de contact direct </text:span><text:span text:style-name="T19">avec</text:span><text:span text:style-name="T18"> étudiants</text:span><text:span text:style-name="T19"> </text:span><text:span text:style-name="T18"><text:s/>qui doivent alors déranger les autres membres présents dans l’openspace. </text:span><text:span text:style-name="T20">Une application détectant la présence ou l’absence en temps réel du staff dans l’openspace semble donc un projet motivant visant l’amélioration des relations entre étudiants et staff. </text:span><text:span text:style-name="T21">Le contexte du second projet est que ……………………..</text:span><text:span text:style-name="T20"> <text:s/></text:span><text:span text:style-name="T22">Un application permettant de détecter qu’une personne autorisée se trouve à portée et ayant la volonté de pénétrer dans le parking du campus est également un projet concret dans le cadre de l’utilisation de beacons pour faciliter les déplacements motorisés sur le campus. <text:s/></text:span></text:p>
      <text:p text:style-name="P3"><text:span text:style-name="T24">Chapitre 3 - </text:span>Qui sommes nous ?</text:p>
      <text:p text:style-name="P3"/>
      <text:p text:style-name="P7">Les sept étudiants d’Ynov présents sur ces projets sont les suivants :</text:p>
      <text:p text:style-name="P7"/>
      <text:p text:style-name="P8">Alix Nouzillat : INGESUP B2</text:p>
      <text:p text:style-name="P8">Killian Barreau : INGESUP B1 </text:p>
      <text:p text:style-name="P8">Alexandre Desvall<text:span text:style-name="T25">é</text:span>es : INGESUP B3</text:p>
      <text:p text:style-name="P8">Charles Huet : INGESUP B1</text:p>
      <text:p text:style-name="P8"><text:soft-page-break/>Maxime Rolland : INGESUP B2</text:p>
      <text:p text:style-name="P8">Vincent Rouyer : MANA <text:span text:style-name="T25">A B1</text:span> </text:p>
      <text:p text:style-name="P8">Alex Soudant : INGESUP M1</text:p>
      <text:p text:style-name="P8"/>
      <text:p text:style-name="P10">Nous sommes donc six étudiants de la spécialité INGESUP qui pour vocation de former des spécialistes informatiques capable de développer la partie technique des produits du numériques et un <text:span text:style-name="T26">étudiant MANAA dont la spécialité est de concevoir le design des produits numériques. Aucun étudiant en ESSCA n’a souhaité participer à ce projet.</text:span></text:p>
      <text:p text:style-name="P8"/>
      <text:p text:style-name="P2"><text:span text:style-name="T27">Chapitre 4 - </text:span>Organisation du travail</text:p>
      <text:p text:style-name="P2"/>
      <text:p text:style-name="P15"><text:span text:style-name="T5">Pour faciliter le développement de ces projets de manière parallèle mais </text:span><text:span text:style-name="T8">aussi pour satisfaire les intérêts des sept étudiants </text:span><text:span text:style-name="T9">ayant choisi de s’initier à la technologie beacon, </text:span><text:span text:style-name="T10">nous nous sommes répartis en deux groupes de travail</text:span><text:span text:style-name="T9">. </text:span><text:span text:style-name="T10">Les étudiants souhaitant travailler sur le projet présence/absence du staff sont : Killian Barreau, Alexandre Desvallées et Alex Soudant. Tandis que les étudiants prenant en main le projet Portail sont : Alix Nouzillat, Charles Huet et Maxime Rolland. Du fait de la particularité de notre groupe d’avoir 6 développeurs et 1 seul « designer », Vincent Rouyet aura la charge de </text:span><text:span text:style-name="T11">prototyper les deux projets.</text:span><text:span text:style-name="T10"> <text:s text:c="4"/></text:span><text:span text:style-name="T9"><text:s/></text:span><text:span text:style-name="T8"><text:s/></text:span></text:p>
      <text:p text:style-name="P11">Chapitre 5 - Matériel</text:p>
      <text:p text:style-name="P11"/>
      <text:p text:style-name="P11">Pour pouvoir développer nos applications, nous avons commandé auprès du staff Ynov, un kit de développement Beacon « <text:span text:style-name="T5">Dev Kit Estimote Proximity Beacons »</text:span> chez le fournisseur Estimote (<text:a xlink:type="simple" xlink:href="http://estimote.com/" text:style-name="Internet_20_link" text:visited-style-name="Visited_20_Internet_20_Link"><text:span text:style-name="Internet_20_link"><text:span text:style-name="T5">http://estimote.com/</text:span></text:span></text:a>). <text:span text:style-name="T28">Ce kit contient deux beacons de proximité (portée 70 mètres) et un beacon Eddystone permettant la communication avec les deux autres beacons. Ce kit a été choisi car il correspond bien à nos besoins en termes de portée et un seul beacon par projet était suffisant pour nous permettre de tester nos applications. <text:s text:c="3"/></text:span></text:p>
      <text:p text:style-name="P2"/>
      <text:p text:style-name="P2">1ere partie: Projet Portal</text:p>
      <text:p text:style-name="P2"/>
      <text:p text:style-name="P2">…</text:p>
      <text:p text:style-name="P2">…</text:p>
      <text:p text:style-name="P2">…</text:p>
      <text:p text:style-name="P2"/>
      <text:p text:style-name="P2">2ième partie: Projet YPresence</text:p>
      <text:p text:style-name="P2"/>
      <text:p text:style-name="P2">Introduction – objectifs</text:p>
      <text:p text:style-name="P2"/>
      <text:p text:style-name="P12">Comme énoncé dans le Chapitre 2, nous étions particulièrement intéressé par le développement d’une application mobile facilitant la prise de contact entre étudiants et staff d’Ynov d’une manière qui puisse éviter les frictions dues aux nombreux déplacements du staff sur le campus et à l’indélicatesse de certains étudiants qui s’attendent à une disponibilité quasi-permanente des membres du staff. De ce constat réalisé en 2016, nous pensons qu’une application mobile capable d’afficher la présence ou absence en temps réel du personnel Ynov dans l’openspace sera un moyen supplémentaire pour les étudiants d’évaluer la disponibilité du staff si une prise de contact direct est nécessaire. Pour ce faire, un beacon sera placé dans l’openspace et communiquera avec les téléphones des membres du staff. Seule la distance au beacon qui est enregistrée lors de ces échanges servira à déterminer la présence ou l’absence d<text:span text:style-name="T29">ans</text:span> l’openspace des membres possédant l’application <text:span text:style-name="T29">installée </text:span>sur leur téléphone. <text:span text:style-name="T29">Nous avons choisi de développer, d</text:span>ans un premier temps, l’application s<text:span text:style-name="T29">ur la plateforme</text:span> Android en code natif. <text:span text:style-name="T29">Ce choix est motivé par l’absence de connaissances des membres du groupe dans les langages de programmation mobile (C#, Java, swift). De ce fait, le choix de la plateforme Android s’est imposée pour sa proximité avec le langage </text:span><text:soft-page-break/><text:span text:style-name="T29">Java qui sera étudié durant l’année scolaire et par la présence de nombreux téléphones sous Android sur le campus. Un autre avantage est la disponibilité de cours Udacity gratuits et de grande qualité en Android (https://www.udacity.com/courses/android) sponsorisé par Google ce qui permet de se former sur ce langage sur son temps libre. L’objectif fixé dès le début de ce projet était de produire un prototype fonctionnel de l’application.</text:span></text:p>
      <text:p text:style-name="P2"/>
      <text:p text:style-name="P2"><text:span text:style-name="T31">1 - </text:span>Organisation du travail</text:p>
      <text:p text:style-name="P2"/>
      <text:p text:style-name="P18">Pour simplifier l’utilisation de l’application, celle-ci sera divisée en deux variantes :</text:p>
      <text:p text:style-name="P18">- Une variante qui est destinée uniquement à déterminer la présence des membres du staff et donc destinée à être exclusivement utilisé par le personnel Ynov ;</text:p>
      <text:p text:style-name="P16">- Et l’autre variante qui communiquera avec Slack pour récupérer les infos de présence du staff et donc destinée aux étudiants.</text:p>
      <text:p text:style-name="P16"/>
      <text:p text:style-name="P21">La répartition du travail entre développeurs étant la suivante : Alex Soudant a prit en charge de produire l’application étudiante, il est l’étudiant le plus avancé en programmation et même s’il débute en langage Android, il s’est senti capable de développer seul cette partie du projet. <text:span text:style-name="T30">Killian Barreau et Alexandre Desvallées se sont consacrés à l’application staff qui comprend la partie technique associée à l’interaction avec les beacons et donc nécessite de se former sur le code spécifique à cette tâche. C’est pourquoi attribuer deux développeurs débutants sur cette partie du projet, nous a semblé justifié. </text:span></text:p>
      <text:p text:style-name="P33"><text:s/></text:p>
      <text:p text:style-name="P2"><text:span text:style-name="T31">2 - </text:span>Application Student</text:p>
      <text:p text:style-name="P2"/>
      <text:p text:style-name="P13">a - Prototypage de l’application</text:p>
      <text:p text:style-name="P13"/>
      <text:p text:style-name="P19"><text:span text:style-name="T13">Le fonctionnement souhaité de l’application étudiante est de</text:span><text:span text:style-name="T12"> communiquer avec Slack </text:span><text:span text:style-name="T13">par</text:span><text:span text:style-name="T12"> </text:span><text:span text:style-name="T13">son </text:span><text:span text:style-name="T12">API web et récupérer la présence de chaque membre du personnel Ynov Nantes. </text:span><text:span text:style-name="T13">Pour ce faire, l’application va chercher les informations des membres d’un channel Slack et récupère</text:span><text:span text:style-name="T12"> les </text:span><text:span text:style-name="T13">identifiants</text:span><text:span text:style-name="T12">, noms et </text:span><text:span text:style-name="T13">présence</text:span><text:span text:style-name="T12">. Nous </text:span><text:span text:style-name="T13">avons pensé</text:span><text:span text:style-name="T12"> le développement de l’application en deux </text:span><text:span text:style-name="T13">fenêtres</text:span><text:span text:style-name="T12"> distinctes présentées en Figure </text:span><text:span text:style-name="T13">1</text:span><text:span text:style-name="T12">. La première </text:span><text:span text:style-name="T13">fenêtre</text:span><text:span text:style-name="T12"> affichée à l’ouverture de l’application présente une liste des noms des membres du staff avec un indicateur visuel de la présence ou absence de l’openspace (possiblement un rond vert ou rouge). Un bouton permettant de régler des « settings » d’affichage (par exemple : ordre alphabétique de la liste ou par dernier contact). La pression du doigt d’un utilisateur sur un élément de la liste permet d’afficher une seconde fenêtre qui présentera les détails liés au membre du staff (occupation au sein d’Ynov, portrait et disponibilité). Enfin, </text:span><text:span text:style-name="T13">nous pensions qu’</text:span><text:span text:style-name="T12">une boite d’écriture permett</text:span><text:span text:style-name="T13">ant</text:span><text:span text:style-name="T12"> à l’utilisateur de contacter le channel staff directement par Slack </text:span><text:span text:style-name="T13">serait une implémentation utile</text:span><text:span text:style-name="T12">. </text:span><text:span text:style-name="T32">Les apercus du prototype sont observable en annexe x.</text:span></text:p>
      <text:p text:style-name="P22"/>
      <text:p text:style-name="P24">b – <text:span text:style-name="T32">Techniques et méthodes de développement</text:span></text:p>
      <text:p text:style-name="P24"/>
      <text:p text:style-name="P27"><text:span text:style-name="T38">Groupe Slack de développement :</text:span><text:span text:style-name="T36"> </text:span>Pour permettre de développer l’application sans perturber le fonctionnement du Slack officiel d’Ynov Nantes, nous avons créé un groupe Slack à part qui a permit de tester les commandes de l’API web Slack pour récupérer les noms des membres d’un channel et leur status présent/absent.</text:p>
      <text:p text:style-name="P28"/>
      <text:p text:style-name="P38"><text:span text:style-name="T38">API Slack :</text:span><text:span text:style-name="T36"> </text:span>L’étude des différentes fonctionnalités de l’API web nous a permit d’identifier deux fonctions essentielles à la réalisation de cette application : </text:p>
      <text:p text:style-name="P28">- channels.list : récupère l’ensemble des noms et identifiants des channels d’un groupe Slack ainsi que les identifiants des membres présents par channel. <text:s/></text:p>
      <text:p text:style-name="P28">- users.list : récupère l’ensemble des information des membres d’un groupe Slack.</text:p>
      <text:p text:style-name="P28"><text:soft-page-break/></text:p>
      <text:p text:style-name="P29">Il est donc possible, <text:span text:style-name="T34">dans un premier temps, </text:span>d’interroger l’API Slack <text:span text:style-name="T34">sur les channels et de récupérer seulement les identifiants des membres du channel voulu puis d’interroger l’API sur l’ensemble des membres pour récupérer leur noms sous Slack et leur status présence/absence. </text:span><text:s text:c="2"/></text:p>
      <text:p text:style-name="P24"/>
      <text:p text:style-name="P30"><text:span text:style-name="T38">Traitement JSON :</text:span><text:span text:style-name="T36"> </text:span>Ces informations sont récupérées sous forme de fichiers json par l’application et nécessite un traitement particulier pour être interprétable sous langage Android. <text:span text:style-name="T35">C’est pourquoi dans l’application, il existe une classe dédiée au traitement de ces fichiers récupérés depuis l’API web (voir c- architecture de l’application).</text:span></text:p>
      <text:p text:style-name="P24"/>
      <text:p text:style-name="P36"><text:span text:style-name="T37">Accès à Slack :</text:span> <text:span text:style-name="T36">Pour pouvoir communiquer avec le membre du staff que l’on souhaite rencontrer dans l’openspace, il était intialement prévu dans le prototype d’inclure une boite de dialogue qui enverrait les messages souhaités sous Slack. En revanche, une fois l’étude de la technicité à mettre en place pour arriver à un résultat satisfaisant, nous avons décider d’inclure uniquement un bouton permettant de lancer la page web de Slack sous navigateur. L’utilisateur de l’application pourra alors utiliser les fonctionnalités de Slack pour joindre son interlocuteur. <text:s text:c="6"/></text:span></text:p>
      <text:p text:style-name="P24"/>
      <text:p text:style-name="P39"><text:span text:style-name="T36">B</text:span>ase de données : <text:span text:style-name="T40">L’application enregistre </text:span><text:span text:style-name="T41">les noms, le status présent/absent et la date d’enregistrement de ces informations dans une base de données SQLite. </text:span><text:span text:style-name="T42">Cette fonctionnalité permet à l’application de produire les affichages des fenêtres sans avoir à attendre que le protocole de connexion à l’API Slack soit réalisé en asynchrone. <text:s text:c="2"/></text:span><text:span text:style-name="T41"><text:s/></text:span><text:span text:style-name="T40"><text:s text:c="2"/></text:span></text:p>
      <text:p text:style-name="P24"/>
      <text:p text:style-name="P37"><text:span text:style-name="T38">Menu : </text:span><text:span text:style-name="T43">Il </text:span><text:span text:style-name="T44">était prévu dans le premier prototype d’inclure un menu permettant à l’utilisateur</text:span><text:span text:style-name="T49"> des </text:span></text:p>
      <text:p text:style-name="P32">fonctionnalités supplémentaires qui permettront d’augmenter l’ergonomie de l’application. <text:span text:style-name="T47">En revanche, pour l’instant seul une option « Refresh » a été créée et permet de rafraîchir la liste des membres du staff ainsi que leur status. </text:span></text:p>
      <text:p text:style-name="P32"/>
      <text:p text:style-name="P40"><text:span text:style-name="T47">S</text:span>tandards : <text:span text:style-name="T39">Une application se doit d’obéir à certaines normes de conception. </text:span><text:span text:style-name="T45">C’est pourquoi nous avons inclus dans l’application plusieurs éléments qui permettent à l’utilisateur de comprendre le déroulement de l’activité de l’application et si celle-ci es</text:span><text:span text:style-name="T46">t dans la capacité d’aboutir au résultat souhaité. Par exemple, l’application nécessite une connection internet pour pouvoir contacter l’API Slack, il a donc été ajouté une barre de chargement qui indique la phase durant laquelle l’application est en attente des résultats de la demande de status de présence/absence. Suivant la même logique, un message d’erreur s’affiche si l’accès à internet est non disponible ou la connexion à l’API Slack interrompue durant la requête de l’application. <text:s/></text:span><text:span text:style-name="T45"><text:s text:c="2"/></text:span></text:p>
      <text:p text:style-name="P35"/>
      <text:p text:style-name="P35"/>
      <text:p text:style-name="P35"/>
      <text:p text:style-name="P26">c – Architecture de l’application </text:p>
      <text:p text:style-name="P23"/>
      <text:p text:style-name="P27">Dans un premier temps, l’architecture de « coeur » de l’application comprenait cinq fichiers : <text:s/></text:p>
      <text:p text:style-name="P20"/>
      <text:p text:style-name="P20">- MainActivity : lances l’activité de la fenêtre d’ouverture de l’application ;</text:p>
      <text:p text:style-name="P20">- MystaffPreferences : définies les comportements par défaut de l’application comme la sélection par défaut d’un channel Slack prédéfini ;</text:p>
      <text:p text:style-name="P20">- NetworkUtils : définit toutes les fonctions en lien avec la création d’urls de requètage<text:bookmark text:name="_GoBack"/> sous l’API Slack et la mise en place de la connexion aux adresses http définies par les urls.</text:p>
      <text:p text:style-name="P20">- SlackJsonUtils : définit toutes les fonctions nécessaires aux traitements des fichiers au format JSON qui sont retournés par l’API slack de manière à obtenir des objets lisibles pour Android et contenant uniquement l’information voulue.</text:p>
      <text:p text:style-name="P20">Pour l’instant un seul fichier xml est présent :</text:p>
      <text:p text:style-name="P20"><text:soft-page-break/>- activity_main.xml : définit le layout de la fenêtre d’ouverture de l’application par un framelayout qui contient un scrollview lui même contenant le textview qui affichera la liste des noms complets et statuts de présence des utilisateurs du channel défini.</text:p>
      <text:p text:style-name="P20">Il est également à noter que le token pour l’API est contenu dans les gradle.properties de manière à pouvoir le remplacer facilement.</text:p>
      <text:p text:style-name="P20"/>
      <text:p text:style-name="P27">Cette version de l’application à ce stade était déjà fonctionnelle et retournait les noms des membres d’un channel Slack et leur status « Active » ou « Away » qui sont les status retournés par l’API web <text:span text:style-name="T33">(voir annexe x pour screenshot)</text:span>.</text:p>
      <text:p text:style-name="P25"/>
      <text:p text:style-name="P23"/>
      <text:p text:style-name="P23"/>
      <text:p text:style-name="P23"/>
      <text:p text:style-name="P19"/>
      <text:p text:style-name="P17"/>
      <text:p text:style-name="P2"/>
      <text:p text:style-name="P2">Application Staff</text:p>
      <text:p text:style-name="P2">…</text:p>
      <text:p text:style-name="P2">…</text:p>
      <text:p text:style-name="P2">…</text:p>
      <text:p text:style-name="P8"/>
      <text:p text:style-name="P9">Design</text:p>
      <text:p text:style-name="P9"/>
      <text:p text:style-name="P9"/>
      <text:p text:style-name="P8"/>
      <text:p text:style-name="P8">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21:05:01.414960708</meta:creation-date>
    <dc:date>2017-03-29T12:18:06.595890950</dc:date>
    <meta:editing-duration>PT14H34M24S</meta:editing-duration>
    <meta:editing-cycles>79</meta:editing-cycles>
    <meta:generator>LibreOffice/5.1.6.2$Linux_X86_64 LibreOffice_project/10m0$Build-2</meta:generator>
    <meta:document-statistic meta:table-count="0" meta:image-count="0" meta:object-count="0" meta:page-count="5" meta:paragraph-count="69" meta:word-count="2091" meta:character-count="13425" meta:non-whitespace-character-count="11346"/>
  </office:meta>
</office:document-meta>
</file>